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color="#b3b300" draw:fill-gradient-name="Gradient_20_1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gradient" draw:fill-gradient-name="Gradient_20_17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gradient" draw:fill-color="#00dcff" draw:fill-gradient-name="Gradient_20_1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899cm"/>
    </style:style>
    <style:style style:name="gr6" style:family="graphic" style:parent-style-name="standard">
      <style:graphic-properties draw:stroke="none" draw:fill="gradient" draw:fill-color="#2300dc" draw:fill-gradient-name="Gradient_20_1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cm" fo:min-width="5.5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1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9cm" fo:min-width="4.7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gradient" draw:fill-color="#ffff00" draw:fill-gradient-name="Linear_20_yellow_2f_brown" draw:textarea-horizontal-align="justify" draw:textarea-vertical-align="middle" draw:auto-grow-height="false"/>
    </style:style>
    <style:style style:name="gr12" style:family="graphic" style:parent-style-name="standard">
      <style:graphic-properties svg:stroke-color="#808080" draw:marker-end="Extrems_20_de_20_fletxa_20_1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04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6cm" fo:min-width="3.8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7.59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61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7cm" fo:min-width="0.8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1.40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2.045cm"/>
    </style:style>
    <style:style style:name="gr20" style:family="graphic" style:parent-style-name="standard">
      <style:graphic-properties draw:stroke="solid" draw:stroke-dash="Ultrafine_20_Dashed" draw:fill="gradient" draw:fill-color="#b80047" draw:fill-gradient-name="Gradient_20_8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  <style:text-properties fo:font-size="8pt"/>
    </style:style>
    <style:style style:name="P6" style:family="paragraph">
      <style:paragraph-properties fo:margin-left="0cm" fo:margin-right="0cm" fo:text-indent="0cm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margin-left="0cm" fo:margin-right="0cm" fo:text-indent="0cm"/>
      <style:text-properties fo:color="#808080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margin-left="0cm" fo:margin-right="0cm" fo:text-indent="0cm"/>
      <style:text-properties fo:color="#808080" fo:font-family="Verdana" style:font-family-generic="swiss" style:font-pitch="variable" fo:font-size="8pt" style:font-size-asian="8pt" style:font-size-complex="8pt"/>
    </style:style>
    <style:style style:name="P9" style:family="paragraph">
      <style:paragraph-properties fo:margin-left="0cm" fo:margin-right="0cm" fo:text-indent="0cm"/>
      <style:text-properties fo:color="#808080" fo:font-family="Verdana" style:font-family-generic="swiss" style:font-pitch="variable" fo:font-size="8pt"/>
    </style:style>
    <style:style style:name="P10" style:family="paragraph">
      <style:paragraph-properties fo:margin-left="0cm" fo:margin-right="0cm" fo:text-indent="0cm"/>
      <style:text-properties fo:font-family="Verdana" style:font-family-generic="swiss" style:font-pitch="variable" fo:font-size="7pt" style:font-size-asian="7pt" style:font-size-complex="7pt"/>
    </style:style>
    <style:style style:name="P11" style:family="paragraph">
      <style:paragraph-properties fo:margin-left="0cm" fo:margin-right="0cm" fo:text-indent="0cm"/>
      <style:text-properties fo:color="#808080" fo:font-family="Verdana" style:font-family-generic="swiss" style:font-pitch="variable" fo:font-size="7pt" style:font-size-asian="7pt" style:font-size-complex="7pt"/>
    </style:style>
    <style:style style:name="P12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13" style:family="paragraph">
      <style:paragraph-properties fo:margin-left="0cm" fo:margin-right="0cm" fo:text-indent="0cm"/>
      <style:text-properties fo:font-size="10pt"/>
    </style:style>
    <style:style style:name="P14" style:family="paragraph">
      <style:paragraph-properties fo:margin-left="0cm" fo:margin-right="0cm" fo:text-indent="0cm"/>
      <style:text-properties fo:font-family="Verdana" style:font-family-generic="swiss" style:font-pitch="variable"/>
    </style:style>
    <style:style style:name="P15" style:family="paragraph">
      <style:paragraph-properties fo:margin-left="0cm" fo:margin-right="0cm" fo:text-indent="0cm"/>
      <style:text-properties fo:color="#808080" fo:font-family="Verdana" style:font-family-generic="swiss" style:font-pitch="variable" fo:font-size="8pt" style:font-size-asian="8pt" style:font-size-complex="8pt"/>
    </style:style>
    <style:style style:name="T1" style:family="text">
      <style:text-properties fo:font-size="10pt"/>
    </style:style>
    <style:style style:name="T2" style:family="text">
      <style:text-properties fo:color="#00ae00" fo:font-size="10pt"/>
    </style:style>
    <style:style style:name="T3" style:family="text">
      <style:text-properties fo:color="#0066cc" fo:font-size="10pt"/>
    </style:style>
    <style:style style:name="T4" style:family="text">
      <style:text-properties fo:font-size="8pt"/>
    </style:style>
    <style:style style:name="T5" style:family="text">
      <style:text-properties fo:color="#ff0000" fo:font-size="8pt"/>
    </style:style>
    <style:style style:name="T6" style:family="text">
      <style:text-properties fo:color="#0066cc" fo:font-size="8pt"/>
    </style:style>
    <style:style style:name="T7" style:family="text">
      <style:text-properties style:use-window-font-color="true" fo:font-size="9pt"/>
    </style:style>
    <style:style style:name="T8" style:family="text">
      <style:text-properties style:use-window-font-color="true" fo:font-size="8pt"/>
    </style:style>
    <style:style style:name="T9" style:family="text">
      <style:text-properties fo:color="#00ae00" fo:font-size="8pt"/>
    </style:style>
    <style:style style:name="T10" style:family="text">
      <style:text-properties fo:color="#808080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808080" fo:font-family="Verdana" style:font-family-generic="swiss" style:font-pitch="variable" fo:font-size="8pt" style:font-size-asian="8pt" style:font-size-complex="8pt"/>
    </style:style>
    <style:style style:name="T12" style:family="text">
      <style:text-properties fo:color="#808080" fo:font-family="Verdana" style:font-family-generic="swiss" style:font-pitch="variable" fo:font-size="7pt" style:font-size-asian="7pt" style:font-size-complex="7pt"/>
    </style:style>
    <style:style style:name="T13" style:family="text">
      <style:text-properties fo:color="#808080" fo:font-family="Verdana" style:font-family-generic="swiss" style:font-pitch="variable" fo:font-size="8pt"/>
    </style:style>
    <style:style style:name="T14" style:family="text">
      <style:text-properties fo:color="#808080" fo:font-family="Verdana" style:font-family-generic="swiss" style:font-pitch="variable" fo:font-size="7pt" style:font-size-asian="7pt" style:font-size-complex="7pt"/>
    </style:style>
    <style:style style:name="T15" style:family="text">
      <style:text-properties fo:color="#808080" fo:font-family="Verdana" style:font-family-generic="swiss" style:font-pitch="variable" fo:font-size="8pt" style:font-size-asian="8pt" style:font-size-complex="8pt"/>
    </style:style>
    <style:style style:name="T16" style:family="text">
      <style:text-properties fo:font-size="8pt" style:text-underline-style="solid" style:text-underline-width="auto" style:text-underline-color="font-color" fo:font-weight="bold"/>
    </style:style>
    <style:style style:name="T17" style:family="text">
      <style:text-properties fo:font-size="8pt" style:text-underline-style="none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office:forms form:automatic-focus="false" form:apply-design-mode="false"/>
        <draw:custom-shape draw:style-name="gr1" draw:text-style-name="P1" draw:id="id5" draw:layer="layout" svg:width="1.038cm" svg:height="1.717cm" svg:x="11.2cm" svg:y="2.783cm">
          <text:p/>
          <draw:enhanced-geometry svg:viewBox="0 0 88 21600" draw:glue-points="44 ?f6 44 0 0 10800 44 21600 88 10800" draw:text-areas="0 ?f6 88 ?f3" draw:type="can" draw:modifiers="5755.4553651938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3" draw:layer="layout" svg:width="14.578cm" svg:height="14.018cm" svg:x="6.643cm" svg:y="15.674cm">
          <draw:text-box>
            <text:p text:style-name="P2"><text:span text:style-name="T1">deploy datasources :</text:span></text:p>
            <text:p text:style-name="P2"><text:span text:style-name="T1"/></text:p>
            <text:p text:style-name="P2"><text:span text:style-name="T2">&lt;JBOSS&gt;/deploy/xxx-ds.xm</text:span><text:span text:style-name="T3">l</text:span></text:p>
            <text:p text:style-name="P2"><text:span text:style-name="T1"/></text:p>
            <text:p text:style-name="P2"><text:span text:style-name="T1"/></text:p>
            <text:p text:style-name="P2"><text:span text:style-name="T4">&lt;datasources&gt;</text:span></text:p>
            <text:p text:style-name="P2"><text:span text:style-name="T4"><text:s text:c="2"/></text:span><text:span text:style-name="T4">&lt;local-tx-datasource&gt;</text:span></text:p>
            <text:p text:style-name="P2"><text:span text:style-name="T4"><text:s text:c="4"/></text:span><text:span text:style-name="T5">&lt;jndi-name&gt;</text:span><text:span text:style-name="T6">JbpmDS</text:span><text:span text:style-name="T5">&lt;/jndi-name&gt;</text:span></text:p>
            <text:p text:style-name="P2"><text:span text:style-name="T4"><text:s text:c="4"/></text:span><text:span text:style-name="T5">&lt;connection-url&gt;</text:span><text:span text:style-name="T6">jdbc:mysql://localhost:3306/jbpmdb</text:span><text:span text:style-name="T5">&lt;/connection-url&gt;</text:span></text:p>
            <text:p text:style-name="P2"><text:span text:style-name="T4"><text:s text:c="4"/></text:span><text:span text:style-name="T5">&lt;driver-class&gt;</text:span><text:span text:style-name="T4">com.mysql.jdbc.Driver</text:span><text:span text:style-name="T5">&lt;/driver-class&gt;</text:span></text:p>
            <text:p text:style-name="P2"><text:span text:style-name="T4"><text:s text:c="4"/></text:span><text:span text:style-name="T4">&lt;user-name&gt;root&lt;/user-name&gt;</text:span></text:p>
            <text:p text:style-name="P2"><text:span text:style-name="T4"><text:s text:c="4"/></text:span><text:span text:style-name="T4">&lt;password&gt;&lt;/password&gt;</text:span></text:p>
            <text:p text:style-name="P2"><text:span text:style-name="T4"/></text:p>
            <text:p text:style-name="P2"><text:span text:style-name="T4"><text:s text:c="4"/></text:span><text:span text:style-name="T4">&lt;!-- corresponding type-mapping in the standardjbosscmp-jdbc.xml (optional) --&gt;</text:span></text:p>
            <text:p text:style-name="P2"><text:span text:style-name="T4"><text:s text:c="6"/></text:span><text:span text:style-name="T4">&lt;metadata&gt;</text:span></text:p>
            <text:p text:style-name="P2"><text:span text:style-name="T4"><text:s text:c="9"/></text:span><text:span text:style-name="T4">&lt;type-mapping&gt;mySQL&lt;/type-mapping&gt;</text:span></text:p>
            <text:p text:style-name="P2"><text:span text:style-name="T4"><text:s text:c="6"/></text:span><text:span text:style-name="T4">&lt;/metadata&gt;</text:span></text:p>
            <text:p text:style-name="P2"><text:span text:style-name="T4"><text:s text:c="2"/></text:span><text:span text:style-name="T4">&lt;/local-tx-datasource&gt;</text:span></text:p>
            <text:p text:style-name="P2"><text:span text:style-name="T4">&lt;/datasources&gt;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&lt;?xml version="1.0" encoding="UTF-8"?&gt;</text:span></text:p>
            <text:p text:style-name="P2"><text:span text:style-name="T4">&lt;datasources&gt;</text:span></text:p>
            <text:p text:style-name="P2"><text:span text:style-name="T4"><text:s text:c="2"/></text:span><text:span text:style-name="T4">&lt;local-tx-datasource&gt;</text:span></text:p>
            <text:p text:style-name="P2"><text:span text:style-name="T4"><text:s text:c="4"/></text:span><text:span text:style-name="T4">&lt;jndi-name&gt;JbpmDS_SQLSERVER&lt;/jndi-name&gt;</text:span></text:p>
            <text:p text:style-name="P2"><text:span text:style-name="T4"><text:s text:c="4"/></text:span><text:span text:style-name="T4">&lt;connection-url&gt;</text:span><text:span text:style-name="T6">jdbc:sqlserver://192.168.1.35:1433;databaseName=jbpmdb</text:span><text:span text:style-name="T4">&lt;/connection-url&gt;</text:span></text:p>
            <text:p text:style-name="P2"><text:span text:style-name="T4"><text:s text:c="4"/></text:span><text:span text:style-name="T4">&lt;driver-class&gt;</text:span><text:span text:style-name="T6">com.microsoft.sqlserver.jdbc.SQLServerDriver</text:span><text:span text:style-name="T4">&lt;/driver-class&gt;</text:span></text:p>
            <text:p text:style-name="P2"><text:span text:style-name="T4"><text:s text:c="4"/></text:span><text:span text:style-name="T4">&lt;user-name&gt;pere2&lt;/user-name&gt;</text:span></text:p>
            <text:p text:style-name="P2"><text:span text:style-name="T4"><text:s text:c="4"/></text:span><text:span text:style-name="T4">&lt;password&gt;tivoli00&lt;/password&gt;</text:span></text:p>
            <text:p text:style-name="P2"><text:span text:style-name="T4"/></text:p>
            <text:p text:style-name="P2"><text:span text:style-name="T4"><text:s text:c="4"/></text:span><text:span text:style-name="T4">&lt;!-- corresponding type-mapping in the standardjbosscmp-jdbc.xml (optional) --&gt;</text:span></text:p>
            <text:p text:style-name="P2"><text:span text:style-name="T4"><text:s text:c="6"/></text:span><text:span text:style-name="T4">&lt;metadata&gt;</text:span></text:p>
            <text:p text:style-name="P2"><text:span text:style-name="T4"><text:s text:c="9"/></text:span><text:span text:style-name="T4">&lt;type-mapping&gt;sqlServer&lt;/type-mapping&gt;</text:span></text:p>
            <text:p text:style-name="P2"><text:span text:style-name="T4"><text:s text:c="6"/></text:span><text:span text:style-name="T4">&lt;/metadata&gt;</text:span></text:p>
            <text:p text:style-name="P2"><text:span text:style-name="T4"><text:s text:c="2"/></text:span><text:span text:style-name="T4">&lt;/local-tx-datasource&gt;</text:span></text:p>
            <text:p text:style-name="P2"><text:span text:style-name="T4">&lt;/datasources&gt;</text:span></text:p>
            <text:p text:style-name="P2"><text:span text:style-name="T1"/></text:p>
            <text:p text:style-name="P2"><text:span text:style-name="T1"/></text:p>
          </draw:text-box>
        </draw:frame>
        <draw:custom-shape draw:style-name="gr3" draw:text-style-name="P4" draw:layer="layout" svg:width="8.59cm" svg:height="9.19cm" svg:x="2.039cm" svg:y="0.64cm">
          <text:p text:style-name="P4"/>
          <text:p text:style-name="P4"><text:s text:c="4"/><text:span text:style-name="T1"><text:s/>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draw:id="id2" draw:layer="layout" svg:width="1.263cm" svg:height="1.151cm" svg:x="5.814cm" svg:y="7.6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5" draw:layer="layout" svg:width="8.639cm" svg:height="3.637cm" svg:x="1cm" svg:y="10.963cm">
          <draw:text-box>
            <text:p text:style-name="P2"><text:span text:style-name="T7">Aplicacio Web,Java,.. que utilitza</text:span></text:p>
            <text:p text:style-name="P2"><text:span text:style-name="T7">Hibernate per connectar-se a BBDD</text:span></text:p>
            <text:p text:style-name="P2"><text:span text:style-name="T8"/></text:p>
            <text:p text:style-name="P2"><text:span text:style-name="T9">hibernate.cfg.xml :</text:span></text:p>
            <text:p text:style-name="P2"><text:span text:style-name="T4"/></text:p>
            <text:p text:style-name="P2"><text:span text:style-name="T4">&lt;!-- DataSource properties (begin) --&gt;</text:span></text:p>
            <text:p text:style-name="P2"><text:span text:style-name="T4"><text:s text:c="4"/></text:span><text:span text:style-name="T4">&lt;property name="hibernate.connection.datasource"&gt;</text:span></text:p>
            <text:p text:style-name="P2"><text:span text:style-name="T4"><text:s text:c="17"/></text:span><text:span text:style-name="T4">j</text:span><text:span text:style-name="T6">ava:/JbpmDS</text:span></text:p>
            <text:p text:style-name="P2"><text:span text:style-name="T6"><text:s text:c="3"/></text:span><text:span text:style-name="T4">&lt;/property&gt;</text:span></text:p>
            <text:p text:style-name="P2"><text:span text:style-name="T4"><text:s text:c="4"/></text:span><text:span text:style-name="T4">&lt;!-- DataSource properties (end) --&gt;</text:span></text:p>
          </draw:text-box>
        </draw:frame>
        <draw:custom-shape draw:style-name="gr6" draw:text-style-name="P1" draw:id="id1" draw:layer="layout" svg:width="0.841cm" svg:height="0.765cm" svg:x="3.715cm" svg:y="7.8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text-style-name="P7" draw:layer="layout" svg:width="6.003cm" svg:height="1.04cm" svg:x="5.181cm" svg:y="0.861cm">
          <draw:text-box>
            <text:p text:style-name="P6"><text:span text:style-name="T10">Servidor Aplicaciones</text:span></text:p>
          </draw:text-box>
        </draw:frame>
        <draw:frame draw:style-name="gr8" draw:text-style-name="P8" draw:layer="layout" svg:width="2.647cm" svg:height="0.755cm" svg:x="6.907cm" svg:y="8.374cm">
          <draw:text-box>
            <text:p text:style-name="P2"><text:span text:style-name="T11">Hibernate</text:span></text:p>
          </draw:text-box>
        </draw:frame>
        <draw:frame draw:style-name="gr9" draw:text-style-name="P9" draw:layer="layout" svg:width="5.232cm" svg:height="1.909cm" svg:x="4.268cm" svg:y="3.27cm">
          <draw:text-box>
            <text:p text:style-name="P2"><text:span text:style-name="T12">mysql-ds.xml -&gt; jNDI DefaultDS</text:span></text:p>
            <text:p text:style-name="P2"><text:span text:style-name="T12">mysqlJBPM-ds.xml --&gt; JNDI JbpmDS</text:span></text:p>
            <text:p text:style-name="P2"><text:span text:style-name="T12">sqlserverJBPM_ds.xml <text:s/>--&gt; JNDI ...</text:span></text:p>
            <text:p text:style-name="P2"><text:span text:style-name="T13">...........................</text:span></text:p>
          </draw:text-box>
        </draw:frame>
        <draw:frame draw:style-name="gr10" draw:layer="layout" svg:width="0.502cm" svg:height="1.237cm" svg:x="20.498cm" svg:y="5.442cm">
          <draw:text-box>
            <text:p/>
          </draw:text-box>
        </draw:frame>
        <draw:custom-shape draw:style-name="gr11" draw:text-style-name="P1" draw:id="id4" draw:layer="layout" svg:width="0.838cm" svg:height="1.149cm" svg:x="6.4cm" svg:y="5.15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2" draw:text-style-name="P1" draw:layer="layout" draw:type="curve" svg:x1="4.135cm" svg:y1="8.63cm" svg:x2="5.814cm" svg:y2="8.33cm" draw:start-shape="id1" draw:start-glue-point="8" draw:end-shape="id2" draw:end-glue-point="6" svg:d="m4135 8630c0 748 525 623 708 362s26-662 971-662">
          <text:p/>
        </draw:connector>
        <draw:connector draw:style-name="gr12" draw:text-style-name="P1" draw:layer="layout" draw:type="curve" svg:x1="6.445cm" svg:y1="7.61cm" svg:x2="3.971cm" svg:y2="5.577cm" draw:start-shape="id2" draw:end-shape="id3" svg:d="m6445 7610c0-1525-2474-509-2474-2033">
          <text:p/>
        </draw:connector>
        <draw:frame draw:style-name="gr13" draw:text-style-name="P8" draw:layer="layout" svg:width="1.548cm" svg:height="0.755cm" svg:x="8.477cm" svg:y="6.342cm">
          <draw:text-box>
            <text:p text:style-name="P2"><text:span text:style-name="T11">jdbc</text:span></text:p>
          </draw:text-box>
        </draw:frame>
        <draw:frame draw:style-name="gr14" draw:text-style-name="P11" draw:layer="layout" svg:width="4.375cm" svg:height="1.476cm" svg:x="1.957cm" svg:y="6.577cm">
          <draw:text-box>
            <text:p text:style-name="P10"><text:span text:style-name="T14">aplicacions:</text:span></text:p>
            <text:p text:style-name="P10"><text:span text:style-name="T14">web (jbpm-console,..</text:span></text:p>
            <text:p text:style-name="P10"><text:span text:style-name="T14">java, jbossportal,...</text:span></text:p>
          </draw:text-box>
        </draw:frame>
        <draw:connector draw:style-name="gr12" draw:text-style-name="P1" draw:layer="layout" draw:type="curve" svg:x1="7.238cm" svg:y1="5.726cm" svg:x2="11.2cm" svg:y2="3.641cm" draw:start-shape="id4" draw:start-glue-point="7" draw:end-shape="id5" draw:end-glue-point="6" svg:d="m7238 5726c2973 0 992-2085 3962-2085">
          <text:p/>
        </draw:connector>
        <draw:connector draw:style-name="gr12" draw:text-style-name="P1" draw:layer="layout" draw:type="curve" svg:x1="4.5cm" svg:y1="4.964cm" svg:x2="6.4cm" svg:y2="5.725cm" draw:start-shape="id3" draw:end-shape="id4" draw:end-glue-point="3" svg:d="m4500 4964c1425 0 475 761 1900 761">
          <text:p/>
        </draw:connector>
        <draw:frame draw:style-name="gr15" draw:text-style-name="P12" draw:layer="layout" svg:width="8.698cm" svg:height="0.929cm" svg:x="7.4cm" svg:y="5.071cm">
          <draw:text-box>
            <text:p text:style-name="P2"><text:span text:style-name="T15">jdbc:mysql://localhost:3306/jbpmdb</text:span></text:p>
            <text:p text:style-name="P2"><text:span text:style-name="T15">jdbc:sqlserver://&lt;server&gt;:1433;databaseName=jbpmdb</text:span></text:p>
          </draw:text-box>
        </draw:frame>
        <draw:frame draw:style-name="gr16" draw:text-style-name="P8" draw:layer="layout" svg:width="3.111cm" svg:height="0.755cm" svg:x="1.901cm" svg:y="3.575cm">
          <draw:text-box>
            <text:p text:style-name="P2"><text:span text:style-name="T11">datasources</text:span></text:p>
          </draw:text-box>
        </draw:frame>
        <draw:custom-shape draw:style-name="gr6" draw:text-style-name="P1" draw:id="id6" draw:layer="layout" svg:width="0.84cm" svg:height="0.766cm" svg:x="2.457cm" svg:y="7.99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12" draw:text-style-name="P1" draw:layer="layout" draw:type="curve" svg:x1="2.877cm" svg:y1="8.757cm" svg:x2="6.445cm" svg:y2="8.761cm" draw:start-shape="id6" draw:start-glue-point="8" draw:end-shape="id2" svg:d="m2877 8757c0 757 3568 755 3568 4">
          <text:p/>
        </draw:connector>
        <draw:frame draw:style-name="gr17" draw:text-style-name="P13" draw:layer="layout" svg:width="1.321cm" svg:height="0.847cm" svg:x="3.216cm" svg:y="8.383cm">
          <draw:text-box>
            <text:p text:style-name="P2"><text:span text:style-name="T1">....</text:span></text:p>
          </draw:text-box>
        </draw:frame>
        <draw:custom-shape draw:style-name="gr1" draw:text-style-name="P1" draw:id="id7" draw:layer="layout" svg:width="1.038cm" svg:height="1.423cm" svg:x="10cm" svg:y="8.47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svg:x1="6.819cm" svg:y1="6.3cm" svg:x2="10.519cm" svg:y2="8.477cm" draw:start-shape="id4" draw:end-shape="id7" svg:d="m6819 6300c0 1632 3700 544 3700 2177">
          <text:p/>
        </draw:connector>
        <draw:frame draw:style-name="gr18" draw:text-style-name="P15" draw:layer="layout" svg:width="1.904cm" svg:height="0.743cm" svg:x="11.096cm" svg:y="4.4cm">
          <draw:text-box>
            <text:p text:style-name="P14"><text:span text:style-name="T15">mysql</text:span></text:p>
          </draw:text-box>
        </draw:frame>
        <draw:frame draw:style-name="gr19" draw:text-style-name="P15" draw:layer="layout" svg:width="2.545cm" svg:height="0.743cm" svg:x="10.8cm" svg:y="7.757cm">
          <draw:text-box>
            <text:p text:style-name="P14"><text:span text:style-name="T15">sqlserver</text:span></text:p>
          </draw:text-box>
        </draw:frame>
        <draw:frame draw:style-name="gr2" draw:text-style-name="P3" draw:layer="layout" svg:width="6.323cm" svg:height="2.231cm" svg:x="-0.055cm" svg:y="19cm">
          <draw:text-box>
            <text:p text:style-name="P2"><text:span text:style-name="T16">DataSource</text:span><text:span text:style-name="T17"> <text:s/></text:span><text:span text:style-name="T16">BBDD </text:span><text:span text:style-name="T17"><text:s text:c="5"/></text:span><text:span text:style-name="T16">Aplicació</text:span></text:p>
            <text:p text:style-name="P2"><text:span text:style-name="T5"/></text:p>
            <text:p text:style-name="P2"><text:span text:style-name="T5">MySqlDS <text:s text:c="2"/>jbossdb <text:s text:c="13"/>JMS</text:span></text:p>
            <text:p text:style-name="P2"><text:span text:style-name="T5">PortalDS <text:s text:c="3"/>jbossportal <text:s text:c="7"/>Portal</text:span></text:p>
            <text:p text:style-name="P2"><text:span text:style-name="T5">JbpmDS <text:s text:c="4"/>jbpmdb <text:s text:c="13"/>JBPM</text:span></text:p>
            <text:p text:style-name="P2"><text:span text:style-name="T5"><text:s text:c="17"/></text:span><text:span text:style-name="T5">degloba_carrito <text:s/>Web Degloba</text:span></text:p>
          </draw:text-box>
        </draw:frame>
        <draw:g draw:id="id3">
          <draw:custom-shape draw:style-name="gr20" draw:text-style-name="P1" draw:layer="layout" svg:width="0.853cm" svg:height="1.076cm" svg:x="3.443cm" svg:y="4.35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20" draw:text-style-name="P1" draw:layer="layout" svg:width="0.893cm" svg:height="1.041cm" svg:x="3.607cm" svg:y="4.536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ff950e" draw:end-color="#ffffff" draw:start-intensity="100%" draw:end-intensity="100%" draw:angle="0" draw:border="0%"/>
    <draw:gradient draw:name="Gradient_20_10" draw:display-name="Gradient 10" draw:style="linear" draw:start-color="#ffd320" draw:end-color="#ffffff" draw:start-intensity="100%" draw:end-intensity="100%" draw:angle="0" draw:border="0%"/>
    <draw:gradient draw:name="Gradient_20_14" draw:display-name="Gradient 14" draw:style="linear" draw:start-color="#000080" draw:end-color="#ffffff" draw:start-intensity="100%" draw:end-intensity="100%" draw:angle="0" draw:border="0%"/>
    <draw:gradient draw:name="Gradient_20_16" draw:display-name="Gradient 16" draw:style="linear" draw:start-color="#000000" draw:end-color="#ffffff" draw:start-intensity="100%" draw:end-intensity="100%" draw:angle="0" draw:border="0%"/>
    <draw:gradient draw:name="Gradient_20_17" draw:display-name="Gradient 17" draw:style="linear" draw:start-color="#99ccff" draw:end-color="#ffffff" draw:start-intensity="85%" draw:end-intensity="100%" draw:angle="0" draw:border="0%"/>
    <draw:gradient draw:name="Gradient_20_18" draw:display-name="Gradient 18" draw:style="linear" draw:start-color="#ffd320" draw:end-color="#ffffff" draw:start-intensity="100%" draw:end-intensity="100%" draw:angle="450" draw:border="0%"/>
    <draw:gradient draw:name="Gradient_20_19" draw:display-name="Gradient 19" draw:style="linear" draw:start-color="#ff950e" draw:end-color="#ffffff" draw:start-intensity="100%" draw:end-intensity="100%" draw:angle="450" draw:border="0%"/>
    <draw:gradient draw:name="Gradient_20_8" draw:display-name="Gradient 8" draw:style="linear" draw:start-color="#99ccff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Extrems_20_de_20_fletxa_20_1" draw:display-name="Extrems de fletxa 1" svg:viewBox="0 0 1131 902" svg:d="m564 0-564 902h1131z"/>
    <draw:stroke-dash draw:name="Dash_20_3" draw:display-name="Dash 3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ca" style:country-asian="ES" style:font-family-complex="'DejaVu Sans'" style:font-family-generic-complex="system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stroke-linejoin="miter" draw:fill="solid" draw:fill-color="#99ccff" draw:fill-gradient-name="Gradient_20_16" draw:fill-hatch-name="Hatch_20_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8-09-16T17:51:36</meta:creation-date>
    <dc:date>2011-04-11T19:33:03.92</dc:date>
    <dc:language>ca-ES</dc:language>
    <meta:editing-cycles>12</meta:editing-cycles>
    <meta:editing-duration>PT09H56M44S</meta:editing-duration>
    <dc:creator>pere santasusana</dc:creator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